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11.43cm" svg:height="6.35cm" svg:x="4.937cm" svg:y="17.6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5.969cm" svg:height="1.397cm" svg:x="8.112cm" svg:y="17.891cm">
            <draw:text-box>
              <text:p text:style-name="P2"><text:span text:style-name="T1">Eclipse RCP</text:span></text:p>
            </draw:text-box>
          </draw:frame>
          <draw:custom-shape draw:style-name="gr3" draw:text-style-name="P1" draw:layer="layout" svg:width="2.667cm" svg:height="1.016cm" svg:x="6.08cm" svg:y="19.542cm">
            <text:p text:style-name="P1">U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667cm" svg:height="1.016cm" svg:x="10.906cm" svg:y="19.415cm">
            <text:p text:style-name="P1">OSG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937cm" svg:height="1.143cm" svg:x="8.493cm" svg:y="20.939cm">
            <text:p text:style-name="P1">Run Ti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302cm" svg:height="1.143cm" svg:x="5.826cm" svg:y="22.082cm">
            <text:p text:style-name="P1">JFa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302cm" svg:height="1.143cm" svg:x="12.049cm" svg:y="22.082cm">
            <text:p text:style-name="P1">SW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3" xml:id="id1" draw:id="id1" draw:layer="layout" svg:width="7.239cm" svg:height="3.175cm" svg:x="2.016cm" svg:y="12.303cm">
          <text:p text:style-name="P3"><text:span text:style-name="T1">ExPreSsiVe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635cm" svg:y1="15.478cm" svg:x2="10.652cm" svg:y2="17.637cm" draw:start-shape="id1" draw:start-glue-point="2" draw:end-shape="id2" svg:d="m5635 15478c0 1620 5017 541 5017 2159">
          <text:p/>
        </draw:connector>
        <draw:g xml:id="id3" draw:id="id3">
          <draw:custom-shape draw:style-name="gr1" draw:text-style-name="P1" draw:layer="layout" svg:width="9.779cm" svg:height="6.35cm" svg:x="10.779cm" svg:y="8.23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5.969cm" svg:height="1.397cm" svg:x="13.319cm" svg:y="8.493cm">
            <draw:text-box>
              <text:p text:style-name="P2"><text:span text:style-name="T1">IDE Platform</text:span></text:p>
            </draw:text-box>
          </draw:frame>
          <draw:custom-shape draw:style-name="gr3" draw:text-style-name="P1" draw:layer="layout" svg:width="2.667cm" svg:height="1.016cm" svg:x="16.748cm" svg:y="10.017cm">
            <text:p text:style-name="P1">UI IDE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3.302cm" svg:height="1.143cm" svg:x="11.541cm" svg:y="10.525cm">
            <text:p text:style-name="P1">Search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3.937cm" svg:height="1.143cm" svg:x="15.097cm" svg:y="12.684cm">
            <text:p text:style-name="P1">Resource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draw:type="curve" svg:x1="15.668cm" svg:y1="14.589cm" svg:x2="10.652cm" svg:y2="17.637cm" draw:start-shape="id3" draw:start-glue-point="2" draw:end-shape="id2" svg:d="m15668 14589c0 2287-5016 764-5016 3048">
          <text:p/>
        </draw:connector>
        <draw:custom-shape draw:style-name="gr1" draw:text-style-name="P1" xml:id="id4" draw:id="id4" draw:layer="layout" svg:width="9.779cm" svg:height="4.064cm" svg:x="3.921cm" svg:y="2.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969cm" svg:height="1.397cm" svg:x="6.842cm" svg:y="2.143cm">
          <draw:text-box>
            <text:p text:style-name="P2"><text:span text:style-name="T1">Eclipse SDK</text:span></text:p>
          </draw:text-box>
        </draw:frame>
        <draw:custom-shape draw:style-name="gr3" draw:text-style-name="P1" draw:layer="layout" svg:width="2.667cm" svg:height="1.016cm" svg:x="10.271cm" svg:y="3.667cm">
          <text:p text:style-name="P1">JD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302cm" svg:height="1.143cm" svg:x="5.064cm" svg:y="4.175cm">
          <text:p text:style-name="P1">P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8.81cm" svg:y1="6.334cm" svg:x2="15.668cm" svg:y2="8.239cm" draw:start-shape="id4" draw:start-glue-point="2" draw:end-shape="id3" svg:d="m8810 6334c0 1429 6858 477 6858 1905">
          <text:p/>
        </draw:connector>
        <draw:connector draw:style-name="gr5" draw:text-style-name="P1" draw:layer="layout" draw:type="curve" svg:x1="8.81cm" svg:y1="6.334cm" svg:x2="10.652cm" svg:y2="17.637cm" draw:start-shape="id4" draw:start-glue-point="2" draw:end-shape="id2" draw:end-glue-point="0" svg:d="m8810 6334c0 8478 1842 2827 1842 11303">
          <text:p/>
        </draw:connector>
        <draw:connector draw:style-name="gr6" draw:text-style-name="P1" draw:layer="layout" draw:type="curve" svg:x1="5.635cm" svg:y1="12.303cm" svg:x2="8.81cm" svg:y2="6.334cm" draw:start-shape="id1" draw:start-glue-point="0" draw:end-shape="id4" svg:d="m5635 12303c0-4476 3175-1492 3175-5969">
          <text:p/>
        </draw:connector>
        <draw:connector draw:style-name="gr6" draw:text-style-name="P1" draw:layer="layout" draw:type="curve" svg:x1="9.255cm" svg:y1="13.89cm" svg:x2="10.779cm" svg:y2="11.414cm" draw:start-shape="id1" draw:start-glue-point="1" draw:end-shape="id3" draw:end-glue-point="3" svg:d="m9255 13890c1143 0 381-2476 1524-2476">
          <text:p/>
        </draw:connector>
        <draw:custom-shape draw:style-name="gr7" draw:text-style-name="P3" draw:layer="layout" svg:width="13.335cm" svg:height="1.397cm" svg:x="4.302cm" svg:y="24.368cm">
          <text:p text:style-name="P3"><text:span text:style-name="T1">J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2T11:58:06</meta:creation-date>
    <dc:date>2012-04-12T12:11:36</dc:date>
    <meta:editing-duration>PT13M32S</meta:editing-duration>
    <meta:editing-cycles>3</meta:editing-cycles>
    <meta:generator>LibreOffice/3.4$Linux LibreOffice_project/340m1$Build-502</meta:generator>
    <meta:document-statistic meta:object-count="26"/>
  </office:meta>
</office:document-meta>
</file>